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a85b" officeooo:paragraph-rsid="0019a85b"/>
    </style:style>
    <style:style style:name="P2" style:family="paragraph" style:parent-style-name="Standard">
      <style:text-properties fo:color="#000000" officeooo:rsid="00221006" officeooo:paragraph-rsid="001b2d45"/>
    </style:style>
    <style:style style:name="P3" style:family="paragraph" style:parent-style-name="Standard">
      <style:text-properties fo:color="#000000" officeooo:rsid="001bfd2e" officeooo:paragraph-rsid="001bfd2e"/>
    </style:style>
    <style:style style:name="P4" style:family="paragraph" style:parent-style-name="Standard" style:list-style-name="L1">
      <style:text-properties fo:color="#ce181e" officeooo:rsid="0019a85b" officeooo:paragraph-rsid="0019a85b"/>
    </style:style>
    <style:style style:name="P5" style:family="paragraph" style:parent-style-name="Standard" style:list-style-name="L1">
      <style:text-properties officeooo:rsid="0019a85b" officeooo:paragraph-rsid="0019a85b"/>
    </style:style>
    <style:style style:name="P6" style:family="paragraph" style:parent-style-name="Standard" style:list-style-name="L1">
      <style:text-properties officeooo:rsid="002445cb" officeooo:paragraph-rsid="001b2d45"/>
    </style:style>
    <style:style style:name="P7" style:family="paragraph" style:parent-style-name="Standard" style:list-style-name="L1">
      <style:text-properties officeooo:rsid="0017bd64" officeooo:paragraph-rsid="001b2d45"/>
    </style:style>
    <style:style style:name="P8" style:family="paragraph" style:parent-style-name="Standard" style:list-style-name="L1">
      <style:text-properties fo:color="#000000" officeooo:rsid="002918b2" officeooo:paragraph-rsid="001b2d45"/>
    </style:style>
    <style:style style:name="P9" style:family="paragraph" style:parent-style-name="Standard" style:list-style-name="L2">
      <style:text-properties fo:color="#000000" officeooo:rsid="001bfd2e" officeooo:paragraph-rsid="001bfd2e"/>
    </style:style>
    <style:style style:name="P10" style:family="paragraph" style:parent-style-name="Standard" style:list-style-name="L2">
      <style:text-properties fo:color="#000000" officeooo:rsid="001cd6dc" officeooo:paragraph-rsid="001cd6dc"/>
    </style:style>
    <style:style style:name="T1" style:family="text">
      <style:text-properties fo:color="#ce18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4/06/19</text:p>
      <text:p text:style-name="P1"/>
      <text:list xml:id="list2337923292" text:style-name="L1">
        <text:list-item>
          <text:p text:style-name="P4">look at lemmatization vs stemming</text:p>
        </text:list-item>
        <text:list-item>
          <text:p text:style-name="P4">punctuation problem</text:p>
        </text:list-item>
        <text:list-item>
          <text:p text:style-name="P5"><text:span text:style-name="T1">jupyter notebook</text:span> </text:p>
          <text:p text:style-name="P8"/>
        </text:list-item>
      </text:list>
      <text:p text:style-name="P2"/>
      <text:p text:style-name="P2"/>
      <text:p text:style-name="P2"/>
      <text:p text:style-name="P3">notes from today:</text:p>
      <text:p text:style-name="P3"/>
      <text:list xml:id="list1181441612" text:style-name="L2">
        <text:list-item>
          <text:p text:style-name="P9">lemmatization better than stemming. Retains real words … doesn’t just cut off the end of a word</text:p>
        </text:list-item>
        <text:list-item>
          <text:p text:style-name="P10">fixed punctuation problem (but slightly inefficient seeming so should revisi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1:56:14.763638877</meta:creation-date>
    <dc:date>2019-06-28T09:00:58.649659759</dc:date>
    <meta:editing-duration>PT7M5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46" meta:character-count="273" meta:non-whitespace-character-count="239"/>
  </office:meta>
</office:document-meta>
</file>